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soli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solid"/>
    </style:style>
    <style:style style:name="P8" style:family="paragraph" style:parent-style-name="Standard">
      <style:paragraph-properties fo:text-align="start" style:justify-single-word="false"/>
    </style:style>
    <style:style style:name="T1" style:family="text">
      <style:text-properties style:text-line-through-style="soli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rrections</text:p>
      <text:p text:style-name="P1"/>
      <text:p text:style-name="P3">Tom</text:p>
      <text:p text:style-name="P5">Chap 1</text:p>
      <text:p text:style-name="P5">Chap 2</text:p>
      <text:p text:style-name="P5">Chap 3</text:p>
      <text:p text:style-name="P5">Chap 4</text:p>
      <text:p text:style-name="P5">Chap 5</text:p>
      <text:p text:style-name="P5">Chap 6 (errors on mass-loss rates)</text:p>
      <text:p text:style-name="P2"><text:span text:style-name="T1">Chap 7</text:span> </text:p>
      <text:p text:style-name="P5">Chap 8</text:p>
      <text:p text:style-name="P2"/>
      <text:p text:style-name="P3">Peter</text:p>
      <text:p text:style-name="P2"><text:span text:style-name="T1">Chap 1 (partition function)</text:span></text:p>
      <text:p text:style-name="P5">Chap 2 (include why we need to deconvolve)</text:p>
      <text:p text:style-name="P5">Chap 3 </text:p>
      <text:p text:style-name="P5">Chap 4 </text:p>
      <text:p text:style-name="P5">Chap 5 (maybe fit power law to data)</text:p>
      <text:p text:style-name="P5">Chap 6 (check errors on power laws – error = slope of value - err - slope)</text:p>
      <text:p text:style-name="P5">Chap 7</text:p>
      <text:p text:style-name="P5">Chap 8</text:p>
      <text:p text:style-name="P3"/>
      <text:p text:style-name="P3">Graham</text:p>
      <text:p text:style-name="P5">Chap 1</text:p>
      <text:p text:style-name="P5">Derivation </text:p>
      <text:p text:style-name="P5">Re-word sec on Pie-Town</text:p>
      <text:p text:style-name="P2"><text:span text:style-name="T1">Reference escape probability</text:span><text:span text:style-name="T2"> (does it assume a constant velocity)</text:span></text:p>
      <text:p text:style-name="P4"/>
      <text:p text:style-name="P3">Other</text:p>
      <text:p text:style-name="P5">Check for '?' in final version</text:p>
      <text:p text:style-name="P5">Figures at top of page for chaps 5,6,7,8</text:p>
      <text:p text:style-name="P5">No space after ~</text:p>
      <text:p text:style-name="P5">space after periods and commas in equations?</text:p>
      <text:p text:style-name="P5">period after every table caption</text:p>
      <text:p text:style-name="P5">no -band</text:p>
      <text:p text:style-name="P5">vs = versus</text:p>
      <text:p text:style-name="P5">Go through red underlines for English</text:p>
      <text:p text:style-name="P5">Check my thesis version for typos</text:p>
      <text:p text:style-name="P5">e.g., i.e.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amon </meta:initial-creator>
    <meta:creation-date>2013-12-06T14:40:01</meta:creation-date>
    <dc:date>2014-01-03T15:35:53</dc:date>
    <dc:creator>eamon </dc:creator>
    <meta:editing-duration>PT29H19M58S</meta:editing-duration>
    <meta:editing-cycles>61</meta:editing-cycles>
    <meta:generator>OpenOffice.org/3.2$Linux OpenOffice.org_project/320m12$Build-9483</meta:generator>
    <meta:document-statistic meta:table-count="0" meta:image-count="0" meta:object-count="0" meta:page-count="1" meta:paragraph-count="35" meta:word-count="135" meta:character-count="679"/>
  </office:meta>
</office:document-meta>
</file>